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22pt" fo:language="en" fo:country="US" style:font-size-asian="22pt" style:font-size-complex="22pt"/>
    </style:style>
    <style:style style:name="P3" style:family="paragraph" style:parent-style-name="Standard">
      <style:text-properties fo:font-size="22pt" fo:language="en" fo:country="US" fo:font-weight="bold" style:font-size-asian="22pt" style:font-weight-asian="bold" style:font-size-complex="22pt" style:font-weight-complex="bold"/>
    </style:style>
    <style:style style:name="P4" style:family="paragraph" style:parent-style-name="Standard">
      <style:text-properties style:font-name="Times New Roman"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5" style:family="paragraph" style:parent-style-name="Standard">
      <style:text-properties style:font-name="Times New Roman" fo:font-size="22pt" style:font-size-asian="22pt" style:font-size-complex="22pt"/>
    </style:style>
    <style:style style:name="P6" style:family="paragraph" style:parent-style-name="Standard">
      <style:text-properties fo:color="#800000" style:font-name="Times New Roman" fo:font-size="22pt" fo:language="en" fo:country="US" fo:background-color="transparent" style:font-size-asian="22pt" style:font-size-complex="22pt"/>
    </style:style>
    <style:style style:name="P7" style:family="paragraph" style:parent-style-name="Standard">
      <style:text-properties fo:color="#800000" style:font-name="Times New Roman" fo:font-size="32pt" fo:language="en" fo:country="US" style:text-underline-style="solid" style:text-underline-width="auto" style:text-underline-color="font-color" fo:font-weight="bold" fo:background-color="transparent" style:font-size-asian="32pt" style:font-weight-asian="bold" style:font-size-complex="32pt" style:font-weight-complex="bold"/>
    </style:style>
    <style:style style:name="P8" style:family="paragraph" style:parent-style-name="Standard">
      <style:text-properties fo:color="#800000" fo:font-size="32pt" style:font-size-asian="32pt" style:font-size-complex="32pt"/>
    </style:style>
    <style:style style:name="P9" style:family="paragraph" style:parent-style-name="Standard">
      <style:text-properties fo:color="#800000" fo:font-size="32pt" fo:language="en" fo:country="US" style:font-size-asian="32pt" style:font-size-complex="32pt"/>
    </style:style>
    <style:style style:name="P10" style:family="paragraph" style:parent-style-name="Standard">
      <style:text-properties fo:color="#800000"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11" style:family="paragraph" style:parent-style-name="Standard">
      <style:text-properties fo:color="#800000" fo:font-size="32pt" fo:language="en" fo:country="US" fo:font-style="normal" fo:font-weight="bold" style:font-size-asian="32pt" style:font-style-asian="normal" style:font-weight-asian="bold" style:font-size-complex="32pt" style:font-style-complex="normal" style:font-weight-complex="bold"/>
    </style:style>
    <style:style style:name="P12" style:family="paragraph" style:parent-style-name="Standard">
      <style:text-properties fo:color="#800000" fo:font-size="22pt" fo:language="en" fo:country="US" style:font-size-asian="22pt" style:font-size-complex="22pt"/>
    </style:style>
    <style:style style:name="P13" style:family="paragraph" style:parent-style-name="Standard">
      <style:text-properties fo:color="#800000" fo:font-size="22pt" fo:language="en" fo:country="US" style:text-underline-style="none" style:font-size-asian="22pt" style:font-size-complex="22pt"/>
    </style:style>
    <style:style style:name="P14" style:family="paragraph" style:parent-style-name="Standard">
      <style:text-properties fo:color="#800000" fo:font-size="22pt" fo:language="en" fo:country="US" style:text-underline-style="none" fo:font-weight="normal" style:font-size-asian="22pt" style:font-weight-asian="normal" style:font-size-complex="22pt" style:font-weight-complex="normal"/>
    </style:style>
    <style:style style:name="T1" style:family="text">
      <style:text-properties fo:color="#ffff00" style:text-outline="false" style:text-line-through-style="none" style:font-name="Arial1"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text-overline-style="none" style:text-overline-color="font-color"/>
    </style:style>
    <style:style style:name="T2" style:family="text">
      <style:text-properties fo:color="#ffff00" style:text-outline="false" style:text-line-through-style="none" style:font-name="Arial1"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fo:color="#ffff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text-overline-style="none" style:text-overline-color="font-color"/>
    </style:style>
    <style:style style:name="T4" style:family="text">
      <style:text-properties fo:color="#ffff00" style:text-outline="false" style:text-line-through-style="none" style:font-name="Arial1" fo:font-size="44pt" fo:font-style="normal" fo:text-shadow="none" style:text-underline-style="none" fo:font-weight="normal" fo:background-color="transparent" style:font-name-asian="Arial1" style:font-size-asian="44pt" style:font-style-asian="normal" style:font-weight-asian="normal" style:font-name-complex="Arial1" style:font-size-complex="44pt" style:font-style-complex="normal" style:font-weight-complex="normal" style:text-emphasize="none" style:text-overline-style="none" style:text-overline-color="font-color"/>
    </style:style>
    <style:style style:name="T5" style:family="text">
      <style:text-properties fo:color="#ffff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1"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1" fo:font-size="40pt" fo:font-style="normal" fo:text-shadow="none" style:text-underline-style="solid" style:text-underline-width="auto" style:text-underline-color="font-color" fo:font-weight="normal" style:font-name-asian="Arial1" style:font-size-asian="40pt" style:font-style-asian="normal" style:font-weight-asian="normal" style:font-name-complex="Arial1" style:font-size-complex="40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1" fo:font-style="normal" fo:text-shadow="none" style:text-underline-style="solid" style:text-underline-width="auto" style:text-underline-color="font-color"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1"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style:text-outline="false" style:text-line-through-style="none" style:font-name="Arial1" fo:text-shadow="none" style:text-underline-style="solid" style:text-underline-width="auto" style:text-underline-color="font-color" fo:font-weight="normal" style:font-name-asian="Arial1" style:font-weight-asian="normal" style:font-name-complex="Arial1" style:font-weight-complex="normal" style:text-emphasize="none" style:text-overline-style="none" style:text-overline-color="font-color"/>
    </style:style>
    <style:style style:name="T11" style:family="text">
      <style:text-properties style:text-outline="false" style:text-line-through-style="none" style:font-name="Arial1" fo:text-shadow="none" style:text-underline-style="solid" style:text-underline-width="auto" style:text-underline-color="font-color" style:font-name-asian="Arial1" style:font-name-complex="Arial1" style:text-emphasize="none" style:text-overline-style="none" style:text-overline-color="font-color"/>
    </style:style>
    <style:style style:name="T12" style:family="text">
      <style:text-properties style:text-outline="false" style:text-line-through-style="none" style:font-name="Arial1" fo:text-shadow="none" style:text-underline-style="none" fo:font-weight="normal" style:font-name-asian="Arial1" style:font-weight-asian="normal" style:font-name-complex="Arial1" style:font-weight-complex="normal" style:text-emphasize="none" style:text-overline-style="none" style:text-overline-color="font-color"/>
    </style:style>
    <style:style style:name="T13" style:family="text">
      <style:text-properties style:text-outline="false" style:text-line-through-style="none" style:font-name="Arial1" fo:text-shadow="none" style:text-underline-style="none" style:font-name-asian="Arial1" style:font-name-complex="Arial1"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5"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16" style:family="text">
      <style:text-properties style:text-outline="false" style:text-line-through-style="none" fo:font-style="normal" fo:text-shadow="none" style:font-name-asian="Arial1" style:font-style-asian="normal" style:font-name-complex="Arial1" style:font-style-complex="normal" style:text-emphasize="none" style:text-overline-style="none" style:text-overline-color="font-color"/>
    </style:style>
    <style:style style:name="T17" style:family="text">
      <style:text-properties style:text-outline="false" style:text-line-through-style="none" fo:language="en" fo:country="US" fo:font-style="normal" fo:text-shadow="none" style:text-underline-style="none" fo:font-weight="normal" fo:background-color="transparent" style:font-name-asian="Arial1" style:font-style-asian="normal" style:font-weight-asian="normal" style:font-name-complex="Arial1" style:font-style-complex="normal" style:font-weight-complex="normal" style:text-emphasize="none" style:text-overline-style="none" style:text-overline-color="font-color"/>
    </style:style>
    <style:style style:name="T18" style:family="text">
      <style:text-properties style:text-outline="false" style:text-line-through-style="none" fo:font-size="22pt" fo:language="en" fo:country="US" fo:font-style="normal" fo:text-shadow="none" style:text-underline-style="none" fo:font-weight="normal" fo:background-color="transparent"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T19" style:family="text">
      <style:text-properties style:text-outline="false" style:text-line-through-style="none" fo:font-size="22pt" fo:font-style="normal" fo:text-shadow="none" style:text-underline-style="none" fo:font-weight="normal"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T20" style:family="text">
      <style:text-properties style:text-outline="false" style:text-line-through-style="none" style:font-name="Times New Roman" fo:font-size="22pt" fo:language="en" fo:country="US" fo:font-style="normal" fo:text-shadow="none" style:text-underline-style="none" fo:font-weight="normal" fo:background-color="transparent"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T21" style:family="text">
      <style:text-properties fo:language="en" fo:country="US"/>
    </style:style>
    <style:style style:name="T22" style:family="text">
      <style:text-properties fo:font-size="32pt" style:font-size-asian="32pt" style:font-size-complex="32pt"/>
    </style:style>
    <style:style style:name="T23" style:family="text">
      <style:text-properties fo:font-size="32pt" fo:font-style="italic" style:font-size-asian="32pt" style:font-style-asian="italic" style:font-size-complex="32pt" style:font-style-complex="italic"/>
    </style:style>
    <style:style style:name="T24" style:family="text">
      <style:text-properties fo:font-size="32pt" fo:font-style="italic" fo:font-weight="bold" style:font-size-asian="32pt" style:font-style-asian="italic" style:font-weight-asian="bold" style:font-size-complex="32pt" style:font-style-complex="italic" style:font-weight-complex="bold"/>
    </style:style>
    <style:style style:name="T25" style:family="text">
      <style:text-properties fo:font-size="32pt" fo:font-style="normal" fo:font-weight="bold" style:font-size-asian="32pt" style:font-style-asian="normal" style:font-weight-asian="bold" style:font-size-complex="32pt" style:font-style-complex="normal" style:font-weight-complex="bold"/>
    </style:style>
    <style:style style:name="T26" style:family="text">
      <style:text-properties fo:color="#800000"/>
    </style:style>
    <style:style style:name="T27" style:family="text">
      <style:text-properties fo:color="#800000" fo:language="en" fo:country="US"/>
    </style:style>
    <style:style style:name="T28" style:family="text">
      <style:text-properties fo:color="#8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29" style:family="text">
      <style:text-properties fo:color="#800000" style:text-outline="false" style:text-line-through-styl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0" style:family="text">
      <style:text-properties fo:color="#800000" style:text-outline="false" style:text-line-through-style="none" fo:font-style="normal" fo:text-shadow="none" style:font-name-asian="Arial1" style:font-style-asian="normal" style:font-name-complex="Arial1" style:font-style-complex="normal" style:text-emphasize="none" style:text-overline-style="none" style:text-overline-color="font-color"/>
    </style:style>
    <style:style style:name="T31" style:family="text">
      <style:text-properties fo:color="#800000" style:text-outline="false" style:text-line-through-style="none" style:font-name="Times New Roman" fo:font-size="22pt" fo:language="en" fo:country="US" fo:font-style="normal" fo:text-shadow="none" style:text-underline-style="none" fo:font-weight="normal" fo:background-color="transparent"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T32" style:family="text">
      <style:text-properties fo:color="#800000" style:text-outline="false" style:text-line-through-style="none" style:font-name="Times New Roman" fo:font-size="22pt" fo:language="en" fo:country="US" fo:font-style="normal" fo:text-shadow="none" style:text-underline-style="none" fo:font-weight="normal"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T33" style:family="text">
      <style:text-properties fo:background-color="transparent"/>
    </style:style>
    <style:style style:name="T34" style:family="text">
      <style:text-properties style:font-name="Times New Roman"/>
    </style:style>
    <style:style style:name="T35" style:family="text">
      <style:text-properties fo:font-size="22pt"/>
    </style:style>
    <style:style style:name="T36" style:family="text">
      <style:text-properties style:font-size-asian="22pt"/>
    </style:style>
    <style:style style:name="T37" style:family="text">
      <style:text-properties style:font-size-complex="22pt"/>
    </style:style>
    <style:style style:name="T38" style:family="text">
      <style:text-properties fo:font-weight="bold" style:font-weight-asian="bold" style:font-weight-complex="bold"/>
    </style:style>
    <style:style style:name="T39" style:family="text">
      <style:text-propertie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1:</text:p>
      <text:p text:style-name="P2">Good day, my name is Martin Lukes and I would like to say you something about Making transition from 2D.</text:p>
      <text:p text:style-name="P3"/>
      <text:p text:style-name="P1">Slide 2:</text:p>
      <text:p text:style-name="P5"><text:span text:style-name="T21">What would you hear about? My presentation is divided in four points </text:span><text:span text:style-name="T27">- </text:span><text:span text:style-name="T28">Möbius <text:s/>strip, Two dimensions, Three Dimensions, Tesseract.</text:span></text:p>
      <text:p text:style-name="P5"><text:span text:style-name="T28"/></text:p>
      <text:p text:style-name="P4"><text:span text:style-name="T30">Slide 3:</text:span></text:p>
      <text:p text:style-name="Standard"><text:span text:style-name="T31">On this slide you can see interesting gold jewelery. Why is it interesting? It is realisation of Möbius strip – object with one surface and one edge. <text:s/>Who doesn't know <text:s/>Möbius strip will find at wikipedia that: “</text:span><text:span text:style-name="T20">If an </text:span><text:a xlink:type="simple" xlink:href="http://en.wikipedia.org/wiki/Ant">ant</text:a><text:span text:style-name="T20"> were to crawl along the length of this strip, it would return to its starting point having traversed every part of the strip without ever crossing an edge.” </text:span><text:span text:style-name="T31"><text:s/></text:span></text:p>
      <text:p text:style-name="P6"><text:span text:style-name="T14"/></text:p>
      <text:p text:style-name="P7"><text:span text:style-name="T16">Slide 4:</text:span></text:p>
      <text:p text:style-name="Standard"><text:span text:style-name="T32">If you think you have never seen Möbius strip look carefully at this picture. Möbius strip is so much interesting shape that it is used as </text:span><text:span text:style-name="T19">The Universal Recycling Symbol. </text:span></text:p>
      <text:p text:style-name="P8"><text:span text:style-name="T6"/></text:p>
      <text:p text:style-name="P11"><text:soft-page-break/><text:span text:style-name="T11">Slide 5</text:span><text:span text:style-name="T13"> </text:span></text:p>
      <text:p text:style-name="P12">Möbius slide has shown us that we can loop around one surface in three dimensional area. So there is the question – What is the dimension? There are some objects on the picture. Circle, rectangle, triangle – all of us know that those objects are two dimensional. They have length and width and all of points of those objects are specified just by values on the x axis and y axis. We can write in a 2 dimensional paper.</text:p>
      <text:p text:style-name="P9"/>
      <text:p text:style-name="P10">Slide 6</text:p>
      <text:p text:style-name="P13">This slide presents us three dimensions. There are two axis as in 2D and one more axis z that represents height (or depth). World how we know it is 3 dimensional.</text:p>
      <text:p text:style-name="P13"/>
      <text:p text:style-name="P10">Slide 7</text:p>
      <text:p text:style-name="P14">On this slide we can see artistic picture transforming 3D world on the 2D paper. The picture is on the one of the most known cards called Time Walk. One of representants of the collective card game Magic the gathering. I didn't find better picture of illusion of endless steps but I think Leonardo Da Vinci created any.</text:p>
      <text:p text:style-name="P14"/>
      <text:p text:style-name="P10"/>
      <text:p text:style-name="P10"><text:soft-page-break/>Slide 8</text:p>
      <text:p text:style-name="P14">We have seen three dimensional objects so what about 4 dimensions? Tesseract is “4 dimensional cube”. We can imagine it as one cube in second, but we cannot create it in our 3D world. On the left picture is tesseract rotation on the right is static Tesseract.</text:p>
      <text:p text:style-name="P14"/>
      <text:p text:style-name="P10">Slide 9</text:p>
      <text:p text:style-name="P14">We brought up some old terms as 2D and 3D and some that are new to you such as Möbius stripe and Tesseract.</text:p>
      <text:p text:style-name="P14"/>
      <text:p text:style-name="P10">Slide 10</text:p>
      <text:p text:style-name="P14">Thanks for your attention now it's time for you and you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cm" fo:margin-right="0.199cm" fo:margin-top="0.101cm" fo:margin-bottom="0.101cm" fo:text-align="center" style:justify-single-word="false" fo:text-indent="0cm" style:auto-text-indent="false"/>
    </style:style>
    <style:style style:name="Nadpis1" style:family="paragraph" style:parent-style-name="Standard">
      <style:paragraph-properties fo:margin-top="0.42cm" fo:margin-bottom="0.21cm"/>
    </style:style>
    <style:style style:name="Nadpis2" style:family="paragraph" style:parent-style-name="Standard">
      <style:paragraph-properties fo:margin-top="0.42cm" fo:margin-bottom="0.21cm"/>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00"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text-overline-style="none" style:text-overline-color="font-color"/>
    </style:style>
    <style:style style:name="Výchozí_7e_LT_7e_Gliederung_20_2" style:display-name="Výchozí~LT~Gliederung 2" style:family="paragraph" style:parent-style-name="Výchozí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Výchozí_7e_LT_7e_Gliederung_20_3" style:display-name="Výchozí~LT~Gliederung 3" style:family="paragraph" style:parent-style-name="Výchozí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Výchozí_7e_LT_7e_Gliederung_20_4" style:display-name="Výchozí~LT~Gliederung 4" style:family="paragraph" style:parent-style-name="Výchozí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Výchozí_7e_LT_7e_Gliederung_20_5" style:display-name="Výchozí~LT~Gliederung 5" style:family="paragraph" style:parent-style-name="Výchozí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Výchozí_7e_LT_7e_Untertitel" style:display-name="Výchozí~LT~Untertitel" style:family="paragraph">
      <style:paragraph-properties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00"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text-overline-style="none" style:text-overline-color="font-color"/>
    </style:style>
    <style:style style:name="Výchozí_7e_LT_7e_Notizen" style:display-name="Výchozí~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Výchozí_7e_LT_7e_Hintergrundobjekte" style:display-name="Výchozí~LT~Hintergrundobjekte"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Výchozí_7e_LT_7e_Hintergrund" style:display-name="Výchozí~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ek"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y_20_pozadí" style:display-name="Objekty pozadí"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Pozadí" style:family="paragraph">
      <style:paragraph-properties fo:text-align="center" style:justify-single-word="false" style:text-autospace="none"/>
    </style:style>
    <style:style style:name="Poznámky"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Osnova_20_1" style:display-name="Osnova 1" style:family="paragraph">
      <style:paragraph-properties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00"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text-overline-style="none" style:text-overline-color="font-color"/>
    </style:style>
    <style:style style:name="Osnova_20_2" style:display-name="Osnova 2" style:family="paragraph" style:parent-style-name="Osnov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Osnova_20_3" style:display-name="Osnova 3" style:family="paragraph" style:parent-style-name="Osnov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Osnova_20_4" style:display-name="Osnova 4" style:family="paragraph" style:parent-style-name="Osnov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Osnova_20_5" style:display-name="Osnova 5" style:family="paragraph" style:parent-style-name="Osnov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WW-Titulek1"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WW-Titulek12"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WW-Titulek123"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WW-Titulek1234"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00" style:text-outline="false" style:text-line-through-style="none" style:font-name="MS Gothic" fo:font-size="44pt" fo:font-style="normal" fo:text-shadow="none" style:text-underline-style="none" fo:font-weight="normal" style:font-name-asian="MS Gothic" style:font-size-asian="44pt" style:font-style-asian="normal" style:font-weight-asian="normal" style:font-name-complex="MS Gothic"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47M41S</meta:editing-duration>
    <meta:editing-cycles>5</meta:editing-cycles>
    <meta:generator>OpenOffice.org/3.1$Win32 OpenOffice.org_project/310m19$Build-9420</meta:generator>
    <dc:date>2010-03-15T11:17:23.22</dc:date>
    <meta:document-statistic meta:table-count="0" meta:image-count="0" meta:object-count="0" meta:page-count="3" meta:paragraph-count="20" meta:word-count="410" meta:character-count="2193"/>
    <meta:user-defined meta:name="Info 1"/>
    <meta:user-defined meta:name="Info 2"/>
    <meta:user-defined meta:name="Info 3"/>
    <meta:user-defined meta:name="Info 4"/>
  </office:meta>
</office:document-meta>
</file>